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language="fr" fo:country="F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_carte_modele</text:p>
          </table:table-cell>
          <table:table-cell office:value-type="string">
            <text:p>nom</text:p>
          </table:table-cell>
          <table:table-cell office:value-type="string">
            <text:p>pv</text:p>
          </table:table-cell>
          <table:table-cell office:value-type="string">
            <text:p>degat</text:p>
          </table:table-cell>
          <table:table-cell office:value-type="string">
            <text:p>prix</text:p>
          </table:table-cell>
          <table:table-cell office:value-type="string">
            <text:p>id_hero_modele</text:p>
          </table:table-cell>
          <table:table-cell office:value-type="string">
            <text:p>id_type</text:p>
          </table:table-cell>
          <table:table-cell office:value-type="string">
            <text:p>id_illustration</text:p>
          </table:table-cell>
        </table:table-row>
        <table:table-row table:style-name="ro1">
          <table:table-cell/>
          <table:table-cell office:value-type="string">
            <text:p>Supermad</text:p>
          </table:table-cell>
          <table:table-cell table:number-columns-repeated="3"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oisin relo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<text:span text:style-name="T1">Séquence</text:span> <text:span text:style-name="T1">émotions</text:span>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Jack pipow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inguin's united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pidermaid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imb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 déterminer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ong fu pand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nibal lecteu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adma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ladbatteur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<text:span text:style-name="T1">Maître</text:span> soda</text:p>
          </table:table-cell>
          <table:table-cell table:number-columns-repeated="3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nfants agit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ol glissa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ntoxication alimentair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enu XXL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File d'attente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Ke-babacool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Skate-chup'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Do-nut-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Miss Meuffi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Tahin Sushi ?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peperonni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/12/2017</text:date>, <text:time>16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6:25:00.37</dc:date>
    <meta:generator>OpenOffice/4.1.3$Win32 OpenOffice.org_project/413m1$Build-9783</meta:generator>
    <meta:editing-duration>PT1H38M16S</meta:editing-duration>
    <meta:editing-cycles>6</meta:editing-cycles>
    <meta:document-statistic meta:table-count="1" meta:cell-count="176" meta:object-count="0"/>
  </office:meta>
</office:document-meta>
</file>